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4">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5">
      <style:paragraph-properties fo:margin-left="3.752cm" fo:margin-right="0cm" fo:text-indent="-0.635cm" style:auto-text-indent="false"/>
      <style:text-properties style:text-underline-style="none" fo:font-weight="normal" style:font-weight-asian="normal" style:font-weight-complex="normal"/>
    </style:style>
    <style:style style:name="P13" style:family="paragraph" style:parent-style-name="Standard" style:list-style-name="L5">
      <style:paragraph-properties fo:margin-left="0.616cm" fo:margin-right="0cm" fo:text-indent="0cm" style:auto-text-indent="false"/>
      <style:text-properties style:text-underline-style="none" fo:font-weight="normal" style:font-weight-asian="normal" style:font-weight-complex="normal"/>
    </style:style>
    <style:style style:name="P14" style:family="paragraph" style:parent-style-name="Standard" style:list-style-name="L6">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2">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2081981438" text:style-name="L1">
        <text:list-item>
          <text:list>
            <text:list-item>
              <text:p text:style-name="P6">parcours chaque nœud du DOM pour savoir si sa sous structure peut former un bloc</text:p>
              <text:list>
                <text:list-item>
                  <text:p text:style-name="P6">Détail : </text:p>
                  <text:p text:style-name="P6">DivisionDomNoeud (pNode)→ pour un nœud passé en entrée on passe chacun de ses enfants à la fonction Divisable qui renvoie vraie si la sous structure du nœud passé forme un bloc visuel ou non. </text:p>
                  <text:p text:style-name="P6"><text:span text:style-name="T2">Divisable</text:span> (cNode) → </text:p>
                  <text:p text:style-name="P6"><text:span text:style-name="T2">Calcule DOC</text:span>(cNode) → </text:p>
                </text:list-item>
              </text:list>
            </text:list-item>
            <text:list-item>
              <text:p text:style-name="P6">récupère chaque bloc dans un pool et calcule des séparateurs visuelles +<text:span text:style-name="T2"> attribution d'un poids à chaque séparateur</text:span>. Les séparateurs sont un couple de bloc adjacents. Le poids attribué en <text:span text:style-name="T3">fonction de la distance géographique</text:span> qui sépare les blocs (= si séparateur horizontal → la hauteur du séparateur.) et <text:span text:style-name="T3">fonction de distance visuelle <text:s/></text:span>des différences visuelles entre les blocs.</text:p>
            </text:list-item>
            <text:list-item>
              <text:p text:style-name="P6"><text:span text:style-name="T2">construit une structure hiérarchique</text:span> des blocs. Consiste à fusionner les blocs adjacents ayant des séparateurs de poids faible.</text:p>
            </text:list-item>
            <text:list-item>
              <text:p text:style-name="P6">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text:span text:style-name="T5">Calcule du poids des séparateurs </text:span>: séparateur représente la <text:span text:style-name="T3">relation</text:span> entre chaque bloc (qui ne se recouvre pas). Un séparateur possède un poids déterminé par <text:span text:style-name="T3">fonction de distance géographique</text:span> (= taille de séparateur) et <text:span text:style-name="T3">une fonction de distance visuelle</text:span> entre les deux blocs adjacents. </text:p>
      <text:p text:style-name="P3"/>
      <text:p text:style-name="P3">Cas ou l'on a au moins trois bloc pour un séparateur. Comment attribuer un poids au séparateur : on va se baser sur les blocs les moins / plus sémantiquement éloignés.</text:p>
      <text:p text:style-name="P3"/>
      <text:p text:style-name="P3"/>
      <text:p text:style-name="P3">- Trie des séparateurs en fonction de leur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text:soft-page-break/>un bloc. Les séparateurs représentent une relation entre deux blocs. Ils sont un indicateur permettant de savoir si on peut fusionner deux bloc ou non.</text:p>
      <text:p text:style-name="P3"/>
      <text:p text:style-name="P3"><text:span text:style-name="T5">Sous étape : extraction des séparateurs</text:span></text:p>
      <text:list xml:id="list897906678" text:style-name="L2">
        <text:list-item>
          <text:list>
            <text:list-item>
              <text:p text:style-name="P7">Initialise la liste des séparateurs avec un séparateur dont le début commence sur le bord de la pool et se termine de l'autre côté.</text:p>
            </text:list-item>
            <text:list-item>
              <text:p text:style-name="P7">Pour chaque bloc de la pool, on évalue la relation du bloc avec chaque séparateur :</text:p>
              <text:list>
                <text:list-item>
                  <text:list>
                    <text:list-item>
                      <text:p text:style-name="P7">soit le bloc est contenu dans le séparateur → coupe le séparateur = deux nouveaux séparateurs</text:p>
                    </text:list-item>
                    <text:list-item>
                      <text:p text:style-name="P7">Si il ne contient pas le séparateur en entier mais le traverse → met à jours les dimensions, réduit la hauteur pour un séparateur verticales et réduit la largeur pour un séparateur horizontal.</text:p>
                    </text:list-item>
                    <text:list-item>
                      <text:p text:style-name="P7">Si le bloc recouvre le séparateur, il est alors supprimé.</text:p>
                    </text:list-item>
                  </text:list>
                </text:list-item>
              </text:list>
            </text:list-item>
            <text:list-item>
              <text:p text:style-name="P7">Met séquentiellement chaque bloc dans le pool, à chaque tour on coupe les séparateurs calculés. </text:p>
            </text:list-item>
          </text:list>
        </text:list-item>
      </text:list>
      <text:p text:style-name="P3">Sous-étape : identification de la relation entre les blocs</text:p>
      <text:p text:style-name="P3"><text:tab/>Parcours la liste des séparateurs. </text:p>
      <text:p text:style-name="P3"><text:tab/>Pour chaque séparateur on le compare à chaque blocs : ex (cas séparateur Horizontal) on teste si il partage le bordinf alors poolbloc1 sinon poolbloc2.</text:p>
      <text:p text:style-name="P3"/>
      <text:p text:style-name="P3">Sous-étape : calcule du poids des séparateurs</text:p>
      <text:p text:style-name="P3"><text:tab/>dans un premier temps compare seulement les blocs représentatifs (le plus grand degrés de cohérence)</text:p>
      <text:p text:style-name="P3"><text:tab/></text:p>
      <text:p text:style-name="P3"/>
      <text:p text:style-name="P3"/>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2070062667" text:style-name="L3">
        <text:list-item>
          <text:list>
            <text:list-item>
              <text:p text:style-name="P8">Construction d'une structure « arbre de bloc visuel » </text:p>
            </text:list-item>
            <text:list-item>
              <text:p text:style-name="P8">Fusion des blocs adjacents ayant des poids de séparateur faible. Ce qui revient à supprimer les blocs fusionnés de « l'arbre de bloc visuel »</text:p>
            </text:list-item>
            <text:list-item>
              <text:p text:style-name="P8">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
      <text:list xml:id="list207039042" text:continue-list="list2081981438" text:style-name="L1">
        <text:list-item>
          <text:list>
            <text:list-item>
              <text:list>
                <text:list-header>
                  <text:p text:style-name="P6"><text:span text:style-name="T2">Divisable</text:span> (cNode) → </text:p>
                </text:list-header>
              </text:list>
            </text:list-item>
          </text:list>
        </text:list-item>
      </text:list>
      <text:p text:style-name="P3"><text:tab/><text:tab/><text:tab/> </text:p>
      <text:list xml:id="list801096052" text:continue-numbering="true" text:style-name="L1">
        <text:list-item>
          <text:list>
            <text:list-item>
              <text:list>
                <text:list-header>
                  <text:p text:style-name="P6"><text:span text:style-name="T2">Calcule DOC </text:span>(cNode) → </text:p>
                  <text:list>
                    <text:list-item>
                      <text:list>
                        <text:list-header>
                          <text:p text:style-name="P6"><text:span text:style-name="T2">DoC</text:span> = Degrés de cohérence. Chaque nœud de l'arbre peut former un blob visuel. Doc permet de mesurer le degrés de cohérence que forme un nœud. C'est à dire si il forme un bloc visuel. Plus le degrés de cohérence est fort, plus le contenu forme un bloc visuel consistant.</text:p>
                          <text:p text:style-name="P6">La valeur varie de 1 à 10.</text:p>
                          <text:p text:style-name="P6"><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
      <text:p text:style-name="P3"/>
      <text:p text:style-name="P3"><text:soft-page-break/>Cas de teste : </text:p>
      <text:p text:style-name="P3"><text:tab/>- Tester le comportement avec les flottants.</text:p>
      <text:list xml:id="list1474251534" text:style-name="L4">
        <text:list-item>
          <text:list>
            <text:list-item>
              <text:p text:style-name="P9">Avec les images ?</text:p>
            </text:list-item>
          </text:list>
        </text:list-item>
      </text:list>
      <text:p text:style-name="P3"/>
      <text:p text:style-name="P3">Concepts : </text:p>
      <text:p text:style-name="P3">- Noeud de texte virtuel : nœud inline avec seulement des nœuds enfants qui </text:p>
      <text:p text:style-name="P3"/>
      <text:p text:style-name="P3">Heuristiques :</text:p>
      <text:p text:style-name="P3"/>
      <text:list xml:id="list215123540" text:style-name="L5">
        <text:list-item>
          <text:p text:style-name="P10">Règle 1 :nœud courant n'est pas un nœud texte et <text:s/>il n'a pas de nœud valide. C'est un nœud que l'on ne va pas traiter : nœud non valide. Typiquement un balise oublié par le concepteur.</text:p>
        </text:list-item>
        <text:list-item>
          <text:p text:style-name="P10">Règle 2 :Nœud courant possède un seul enfant valide et cet enfant n'est pas un nœud texte : on parcours</text:p>
        </text:list-item>
        <text:list-item>
          <text:p text:style-name="P10">Règle 3 :</text:p>
        </text:list-item>
        <text:list-item>
          <text:p text:style-name="P10">Règle 4 : Si tous les enfants du nœuds courant sont des nœuds textes <text:span text:style-name="T3">ou des nœuds textes virtuels. </text:span><text:span text:style-name="T4">Extraction le nœud pour le mettre dans le pool de bloc :</text:span></text:p>
          <text:list>
            <text:list-item>
              <text:list>
                <text:list-item>
                  <text:list>
                    <text:list-item>
                      <text:list>
                        <text:list-item>
                          <text:list>
                            <text:list-item>
                              <text:p text:style-name="P11">si les nœuds textes ont la même taille de police et la même graisse (gras) de police : DoC = 10</text:p>
                            </text:list-item>
                            <text:list-item>
                              <text:p text:style-name="P11">sinon : DoC = 9</text:p>
                            </text:list-item>
                          </text:list>
                        </text:list-item>
                      </text:list>
                    </text:list-item>
                  </text:list>
                </text:list-item>
              </text:list>
            </text:list-item>
          </text:list>
        </text:list-item>
        <text:list-item>
          <text:p text:style-name="P10">Règle 5 : Si un des enfants du nœuds courant est un nœud line-break alors continu le parcours</text:p>
        </text:list-item>
        <text:list-item>
          <text:p text:style-name="P10">Règle 6: Si un des enfants du nœud courant est une balise &lt;hr&gt; alors division <text:s/></text:p>
        </text:list-item>
        <text:list-item>
          <text:p text:style-name="P10"><text:span text:style-name="T3">Règle 7 : la somme de la taille (seuil définit à priori ?) des nœuds enfants est supérieur à la taille du nœud courant alors continu le parcours</text:span> </text:p>
        </text:list-item>
        <text:list-item>
          <text:p text:style-name="P10">Règle 8 : Si la couleur du nœud courant est différente de l'un des nœuds enfants.</text:p>
          <text:p text:style-name="P10">Extraction du nœud enfant avec </text:p>
          <text:list>
            <text:list-item>
              <text:list>
                <text:list-item>
                  <text:list>
                    <text:list-item>
                      <text:list>
                        <text:list-item>
                          <text:p text:style-name="P10">un Doc (6-8) suivant le tag et la taille du nœud enfant</text:p>
                        </text:list-item>
                      </text:list>
                    </text:list-item>
                  </text:list>
                </text:list-item>
              </text:list>
            </text:list-item>
          </text:list>
        </text:list-item>
        <text:list-item>
          <text:p text:style-name="P10">Règle 9 : Si le nœud à au moins nœud texte enfant ou au moins un nœud de texte virtuel et la taille relative du nœud est plus petite qu'un seuil, alors extrait le bloc</text:p>
          <text:list>
            <text:list-item>
              <text:list>
                <text:list-item>
                  <text:list>
                    <text:list-item>
                      <text:list>
                        <text:list-item>
                          <text:p text:style-name="P12">Doc ← (5-8) suivant le tag</text:p>
                          <text:p text:style-name="P13"/>
                          <text:p text:style-name="P13">- <text:s/>Règle 10 : <text:s text:c="2"/>Si le nœud enfant ayant la taille maximum est plus petit que le seuil alors on extrait le bloc </text:p>
                        </text:list-item>
                        <text:list-item>
                          <text:p text:style-name="P13">Doc ← suivant le tag et la taille du nœud</text:p>
                          <text:p text:style-name="P13">- Règle 11 : Si le nœud précédent frère prétendent n'a pas été divisé, ne pas diviser</text:p>
                          <text:p text:style-name="P13">- Règle 12 :</text:p>
                        </text:list-item>
                      </text:list>
                    </text:list-item>
                  </text:list>
                </text:list-item>
              </text:list>
            </text:list-item>
          </text:list>
        </text:list-item>
      </text:list>
      <text:list xml:id="list2170625098" text:style-name="L6">
        <text:list-item>
          <text:p text:style-name="P14">Règle 13 :</text:p>
        </text:list-item>
      </text:list>
      <text:p text:style-name="P4"/>
      <text:p text:style-name="P4">Ordre appliquer ses règles : </text:p>
      <text:p text:style-name="P4"/>
      <text:p text:style-name="P4">L'extraction des blocs sémantiques d'une page → première étape vers la compréhension du contenu définit. On peut isoler les éléments qui structurent la page de manière explic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4-22T11:48:46</dc:date>
    <dc:creator>Asus </dc:creator>
    <meta:editing-duration>P1DT6H24M10S</meta:editing-duration>
    <meta:editing-cycles>143</meta:editing-cycles>
    <meta:generator>LibreOffice/3.5$Linux_x86 LibreOffice_project/350m1$Build-2</meta:generator>
    <meta:document-statistic meta:table-count="0" meta:image-count="0" meta:object-count="0" meta:page-count="3" meta:paragraph-count="77" meta:word-count="1230" meta:character-count="6838" meta:non-whitespace-character-count="5676"/>
  </office:meta>
</office:document-meta>
</file>